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.3217in" svg:height="5.3961in" svg:x="7.5705in" svg:y="5.4276in">
            <draw:object draw:notify-on-update-of-ranges="Sheet1.B38:Sheet1.B38 Sheet1.C38:Sheet1.D38 Sheet1.B39:Sheet1.B39 Sheet1.C39:Sheet1.D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213in" svg:height="4.5654in" svg:x="0.4543in" svg:y="9.5417in">
            <draw:object draw:notify-on-update-of-ranges="Sheet1.B50:Sheet1.B50 Sheet1.C50:Sheet1.D50 Sheet1.B51:Sheet1.B51 Sheet1.C51:Sheet1.D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office:value-type="string" calcext:value-type="string">
            <text:p>Smalltiles</text:p>
          </table:table-cell>
          <table:table-cell office:value-type="string" calcext:value-type="string">
            <text:p>100 iteraciones</text:p>
          </table:table-cell>
          <table:table-cell office:value-type="string" calcext:value-type="string">
            <text:p>lena.1024x768.bm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LO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 de ciclos insumidos totales</text:p>
          </table:table-cell>
          <table:table-cell office:value-type="float" office:value="2420241134" calcext:value-type="float">
            <text:p>2420241134</text:p>
          </table:table-cell>
          <table:table-cell office:value-type="float" office:value="2390032623" calcext:value-type="float">
            <text:p>2390032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4080421" calcext:value-type="float">
            <text:p>2434080421</text:p>
          </table:table-cell>
          <table:table-cell office:value-type="float" office:value="2436709141" calcext:value-type="float">
            <text:p>24367091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7544283" calcext:value-type="float">
            <text:p>2397544283</text:p>
          </table:table-cell>
          <table:table-cell office:value-type="float" office:value="2386675967" calcext:value-type="float">
            <text:p>23866759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1815427" calcext:value-type="float">
            <text:p>2431815427</text:p>
          </table:table-cell>
          <table:table-cell office:value-type="float" office:value="2416156794" calcext:value-type="float">
            <text:p>2416156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4394179" calcext:value-type="float">
            <text:p>2404394179</text:p>
          </table:table-cell>
          <table:table-cell office:value-type="float" office:value="2390939446" calcext:value-type="float">
            <text:p>23909394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m</text:p>
          </table:table-cell>
          <table:table-cell table:formula="of:=AVERAGE([.C17:.C21])" office:value-type="float" office:value="2417615088.8" calcext:value-type="float">
            <text:p>2417615088.8</text:p>
          </table:table-cell>
          <table:table-cell table:formula="of:=AVERAGE([.D17:.D21])" office:value-type="float" office:value="2404102794.2" calcext:value-type="float">
            <text:p>2404102794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17:.C21])" office:value-type="float" office:value="2397544283" calcext:value-type="float">
            <text:p>2397544283</text:p>
          </table:table-cell>
          <table:table-cell table:formula="of:=MIN([.D17:.D21])" office:value-type="float" office:value="2386675967" calcext:value-type="float">
            <text:p>238667596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malltiles</text:p>
          </table:table-cell>
          <table:table-cell office:value-type="string" calcext:value-type="string">
            <text:p>200 iteraciones</text:p>
          </table:table-cell>
          <table:table-cell office:value-type="string" calcext:value-type="string">
            <text:p>lena.1024x768.bm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LO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 de ciclos insumidos totales</text:p>
          </table:table-cell>
          <table:table-cell office:value-type="float" office:value="4784909225" calcext:value-type="float">
            <text:p>4784909225</text:p>
          </table:table-cell>
          <table:table-cell office:value-type="float" office:value="4741057208" calcext:value-type="float">
            <text:p>47410572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35336565" calcext:value-type="float">
            <text:p>4835336565</text:p>
          </table:table-cell>
          <table:table-cell office:value-type="float" office:value="4796303977" calcext:value-type="float">
            <text:p>47963039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7133026" calcext:value-type="float">
            <text:p>4807133026</text:p>
          </table:table-cell>
          <table:table-cell office:value-type="float" office:value="4738726536" calcext:value-type="float">
            <text:p>47387265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4993670" calcext:value-type="float">
            <text:p>4804993670</text:p>
          </table:table-cell>
          <table:table-cell office:value-type="float" office:value="4814473951" calcext:value-type="float">
            <text:p>48144739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29258679" calcext:value-type="float">
            <text:p>4829258679</text:p>
          </table:table-cell>
          <table:table-cell office:value-type="float" office:value="4837663190" calcext:value-type="float">
            <text:p>483766319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m</text:p>
          </table:table-cell>
          <table:table-cell table:formula="of:=AVERAGE([.C29:.C33])" office:value-type="float" office:value="4812326233" calcext:value-type="float">
            <text:p>4812326233</text:p>
          </table:table-cell>
          <table:table-cell table:formula="of:=AVERAGE([.D29:.D33])" office:value-type="float" office:value="4785644972.4" calcext:value-type="float">
            <text:p>4785644972.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9:.C33])" office:value-type="float" office:value="4784909225" calcext:value-type="float">
            <text:p>4784909225</text:p>
          </table:table-cell>
          <table:table-cell table:formula="of:=MIN([.D29:.D33])" office:value-type="float" office:value="4738726536" calcext:value-type="float">
            <text:p>4738726536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LO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aracion loop vs Jmp</text:p>
          </table:table-cell>
          <table:table-cell table:formula="of:=2417615088.8/1000" office:value-type="float" office:value="2417615.0888" calcext:value-type="float">
            <text:p>2417615.0888</text:p>
          </table:table-cell>
          <table:table-cell table:formula="of:=2404102794.2/1000" office:value-type="float" office:value="2404102.7942" calcext:value-type="float">
            <text:p>2404102.7942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float" office:value="2420000000" calcext:value-type="float">
            <text:p>242000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95000000" calcext:value-type="float">
            <text:p>239500000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LO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0 iteraciones</text:p>
          </table:table-cell>
          <table:table-cell table:formula="of:=4812326233/1000" office:value-type="float" office:value="4812326.233" calcext:value-type="float">
            <text:p>4812326.233</text:p>
          </table:table-cell>
          <table:table-cell table:formula="of:=4785644972.4/1000" office:value-type="float" office:value="4785644.9724" calcext:value-type="float">
            <text:p>4785644.9724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formula="of:=2417615088.8" office:value-type="float" office:value="2417615088.8" calcext:value-type="float">
            <text:p>241761508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9:24:14.290226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33:37.432558584</meta:creation-date>
    <dc:date>2016-11-01T21:30:43.484624547</dc:date>
    <meta:editing-duration>PT1H47M49S</meta:editing-duration>
    <meta:editing-cycles>7</meta:editing-cycles>
    <meta:generator>LibreOffice/4.2.8.2$Linux_X86_64 LibreOffice_project/420m0$Build-2</meta:generator>
    <meta:document-statistic meta:table-count="1" meta:cell-count="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800000" chart:maximum="250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98cm" svg:height="13.707cm" xlink:href=".." xlink:type="simple" chart:class="chart:bar" chart:style-name="ch1">
        <chart:title svg:x="7.827cm" svg:y="0.41cm" chart:style-name="ch2">
          <text:p>Jump vs Loop</text:p>
        </chart:title>
        <chart:subtitle svg:x="7.919cm" svg:y="1.489cm" chart:style-name="ch3">
          <text:p>100 iteraciones</text:p>
        </chart:subtitle>
        <chart:legend svg:x="16.148cm" svg:y="12.517cm" style:legend-expansion="custom" chartooo:width="1.572cm" chartooo:height="0.666cm" style:legend-expansion-aspect-ratio="2.36036036036036" chart:style-name="ch4"/>
        <chart:plot-area chart:style-name="ch5" table:cell-range-address="Sheet1.B38:Sheet1.D39" chart:data-source-has-labels="both" svg:x="1.336cm" svg:y="0.24cm" svg:width="14.812cm" svg:height="13.213cm">
          <chartooo:coordinate-region svg:x="2.883cm" svg:y="0.439cm" svg:width="13.265cm" svg:height="12.367cm"/>
          <chart:axis chart:dimension="x" chart:name="primary-x" chart:style-name="ch6" chartooo:axis-type="auto">
            <chartooo:date-scale/>
            <chart:categories table:cell-range-address="Sheet1.C38:Sheet1.D38"/>
          </chart:axis>
          <chart:axis chart:dimension="y" chart:name="primary-y" chart:style-name="ch7">
            <chart:title svg:x="0.405cm" svg:y="8.279cm" chart:style-name="ch8">
              <text:p>ciclos totales /1000</text:p>
            </chart:title>
            <chart:grid chart:style-name="ch9" chart:class="major"/>
          </chart:axis>
          <chart:series chart:style-name="ch10" chart:values-cell-range-address="Sheet1.C39:Sheet1.D39" chart:label-cell-address="Sheet1.B39:Sheet1.B39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MP</text:p>
                <draw:g>
                  <svg:desc>Sheet1.C38:Sheet1.D38</svg:desc>
                </draw:g>
              </table:table-cell>
              <table:table-cell office:value-type="string">
                <text:p>LOOP</text:p>
              </table:table-cell>
            </table:table-row>
          </table:table-header-rows>
          <table:table-rows>
            <table:table-row>
              <table:table-cell office:value-type="string">
                <text:p>Comparacion loop vs Jmp</text:p>
                <draw:g>
                  <svg:desc>Sheet1.B39:Sheet1.B39</svg:desc>
                </draw:g>
              </table:table-cell>
              <table:table-cell office:value-type="float" office:value="2417615.0888">
                <text:p>2417615.0888</text:p>
                <draw:g>
                  <svg:desc>Sheet1.C39:Sheet1.D39</svg:desc>
                </draw:g>
              </table:table-cell>
              <table:table-cell office:value-type="float" office:value="2404102.7942">
                <text:p>2404102.7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600000" chart:maximum="5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81cm" svg:height="11.597cm" xlink:href=".." xlink:type="simple" chart:class="chart:bar" chart:style-name="ch1">
        <chart:title svg:x="7.318cm" svg:y="0.367cm" chart:style-name="ch2">
          <text:p>Jump vs Loop</text:p>
        </chart:title>
        <chart:legend chart:legend-position="end" svg:x="14.498cm" svg:y="5.499cm" style:legend-expansion="high" chart:style-name="ch3"/>
        <chart:plot-area chart:style-name="ch4" table:cell-range-address="Sheet1.B50:Sheet1.D51" chart:data-source-has-labels="both" svg:x="1.362cm" svg:y="1.403cm" svg:width="12.785cm" svg:height="9.963cm">
          <chartooo:coordinate-region svg:x="2.909cm" svg:y="1.602cm" svg:width="11.238cm" svg:height="9.117cm"/>
          <chart:axis chart:dimension="x" chart:name="primary-x" chart:style-name="ch5" chartooo:axis-type="auto">
            <chartooo:date-scale/>
            <chart:categories table:cell-range-address="Sheet1.C50:Sheet1.D50"/>
          </chart:axis>
          <chart:axis chart:dimension="y" chart:name="primary-y" chart:style-name="ch6">
            <chart:title svg:x="0.451cm" svg:y="7.817cm" chart:style-name="ch7">
              <text:p>ciclos totales /1000</text:p>
            </chart:title>
            <chart:grid chart:style-name="ch8" chart:class="major"/>
          </chart:axis>
          <chart:series chart:style-name="ch9" chart:values-cell-range-address="Sheet1.C51:Sheet1.D51" chart:label-cell-address="Sheet1.B51:Sheet1.B5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MP</text:p>
                <draw:g>
                  <svg:desc>Sheet1.C50:Sheet1.D50</svg:desc>
                </draw:g>
              </table:table-cell>
              <table:table-cell office:value-type="string">
                <text:p>LOOP</text:p>
              </table:table-cell>
            </table:table-row>
          </table:table-header-rows>
          <table:table-rows>
            <table:table-row>
              <table:table-cell office:value-type="string">
                <text:p>200 iteraciones</text:p>
                <draw:g>
                  <svg:desc>Sheet1.B51:Sheet1.B51</svg:desc>
                </draw:g>
              </table:table-cell>
              <table:table-cell office:value-type="float" office:value="4812326.233">
                <text:p>4812326.233</text:p>
                <draw:g>
                  <svg:desc>Sheet1.C51:Sheet1.D51</svg:desc>
                </draw:g>
              </table:table-cell>
              <table:table-cell office:value-type="float" office:value="4785644.9724">
                <text:p>4785644.97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